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hedMap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edMap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edMap.Hashe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edMap.HashedMap(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ashedMap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edMap.Hashed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edMap.HashedMap( int initialCapacity , float load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